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7D06D0846B9A00D37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min-height="3.179cm" fo:min-width="2.929cm" fo:padding-top="0.176cm" fo:padding-bottom="0.176cm" fo:padding-left="0.301cm" fo:padding-right="0.301cm" draw:shadow-offset-x="0.203cm" draw:shadow-offset-y="0.203cm" draw:shadow-opacity="0%"/>
    </style:style>
    <style:style style:name="gr3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min-height="3.157cm" fo:min-width="2.825cm" fo:padding-top="0.176cm" fo:padding-bottom="0.176cm" fo:padding-left="0.301cm" fo:padding-right="0.301cm" draw:shadow-offset-x="0.203cm" draw:shadow-offset-y="0.203cm" draw:shadow-opacity="0%"/>
    </style:style>
    <style:style style:name="gr4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min-height="4.474cm" fo:min-width="4.097cm" fo:padding-top="0.176cm" fo:padding-bottom="0.176cm" fo:padding-left="0.301cm" fo:padding-right="0.301cm" draw:shadow-offset-x="0.203cm" draw:shadow-offset-y="0.203cm" draw:shadow-opacity="0%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3.889cm, 57.705cm, 33.251cm, 0.0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0.046cm, 29.929cm, 25.09cm, 24.6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1.974cm, 58.164cm, 6.188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21.081cm" svg:y="13.542cm">
          <draw:image xlink:href="Pictures/10000201000007D0000007D06D0846B9A00D3781.png" xlink:type="simple" xlink:show="embed" xlink:actuate="onLoad">
            <text:p/>
          </draw:image>
        </draw:frame>
        <draw:custom-shape draw:style-name="gr2" draw:text-style-name="P2" draw:layer="layout" svg:width="3.429cm" svg:height="3.429cm" svg:x="21.112cm" svg:y="27.9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7cm" svg:height="3.509cm" svg:x="21.114cm" svg:y="20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99cm" svg:height="4.826cm" svg:x="27.97cm" svg:y="21.44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12cm" svg:y1="20.304cm" svg:x2="21.747cm" svg:y2="6.588cm">
          <text:p/>
        </draw:line>
        <draw:line draw:style-name="gr5" draw:text-style-name="P1" draw:layer="layout" svg:x1="24.541cm" svg:y1="20.304cm" svg:x2="31.653cm" svg:y2="6.461cm">
          <text:p/>
        </draw:line>
        <draw:line draw:style-name="gr5" draw:text-style-name="P1" draw:layer="layout" svg:x1="24.541cm" svg:y1="23.733cm" svg:x2="31.526cm" svg:y2="16.748cm">
          <text:p/>
        </draw:line>
        <draw:line draw:style-name="gr5" draw:text-style-name="P1" draw:layer="layout" svg:x1="21.112cm" svg:y1="23.733cm" svg:x2="21.747cm" svg:y2="16.748cm">
          <text:p/>
        </draw:line>
        <draw:frame draw:style-name="gr6" draw:text-style-name="P1" draw:layer="layout" svg:width="9.906cm" svg:height="10.356cm" svg:x="21.747cm" svg:y="6.392cm">
          <draw:image xlink:href="Pictures/10000201000007D0000007D06D0846B9A00D3781.png" xlink:type="simple" xlink:show="embed" xlink:actuate="onLoad">
            <text:p/>
          </draw:image>
        </draw:frame>
        <draw:line draw:style-name="gr5" draw:text-style-name="P1" draw:layer="layout" svg:x1="27.924cm" svg:y1="21.447cm" svg:x2="38.084cm" svg:y2="18.145cm">
          <text:p/>
        </draw:line>
        <draw:line draw:style-name="gr5" draw:text-style-name="P1" draw:layer="layout" svg:x1="27.97cm" svg:y1="26.146cm" svg:x2="38.084cm" svg:y2="29.956cm">
          <text:p/>
        </draw:line>
        <draw:line draw:style-name="gr5" draw:text-style-name="P1" draw:layer="layout" svg:x1="32.669cm" svg:y1="26.273cm" svg:x2="50.149cm" svg:y2="29.702cm">
          <text:p/>
        </draw:line>
        <draw:line draw:style-name="gr5" draw:text-style-name="P1" draw:layer="layout" svg:x1="32.669cm" svg:y1="21.447cm" svg:x2="50.149cm" svg:y2="18.399cm">
          <text:p/>
        </draw:line>
        <draw:frame draw:style-name="gr7" draw:text-style-name="P1" draw:layer="layout" svg:width="12.318cm" svg:height="11.911cm" svg:x="38.084cm" svg:y="18.145cm">
          <draw:image xlink:href="Pictures/10000201000007D0000007D06D0846B9A00D3781.png" xlink:type="simple" xlink:show="embed" xlink:actuate="onLoad">
            <text:p/>
          </draw:image>
        </draw:frame>
        <draw:line draw:style-name="gr5" draw:text-style-name="P1" draw:layer="layout" svg:x1="24.541cm" svg:y1="31.353cm" svg:x2="18.272cm" svg:y2="34.782cm">
          <text:p/>
        </draw:line>
        <draw:line draw:style-name="gr5" draw:text-style-name="P1" draw:layer="layout" svg:x1="24.414cm" svg:y1="27.924cm" svg:x2="18.272cm" svg:y2="25.13cm">
          <text:p/>
        </draw:line>
        <draw:line draw:style-name="gr5" draw:text-style-name="P1" draw:layer="layout" svg:x1="21.112cm" svg:y1="27.924cm" svg:x2="8.493cm" svg:y2="25.257cm">
          <text:p/>
        </draw:line>
        <draw:line draw:style-name="gr5" draw:text-style-name="P1" draw:layer="layout" svg:x1="21.112cm" svg:y1="31.353cm" svg:x2="8.493cm" svg:y2="34.655cm">
          <text:p/>
        </draw:line>
        <draw:frame draw:style-name="gr8" draw:text-style-name="P1" draw:layer="layout" svg:width="9.852cm" svg:height="9.852cm" svg:x="8.458cm" svg:y="25.003cm">
          <draw:image xlink:href="Pictures/10000201000007D0000007D06D0846B9A00D378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5T21:52:54.555451470</meta:creation-date>
    <dc:date>2016-10-25T23:42:54.200894814</dc:date>
    <meta:editing-duration>PT4M56S</meta:editing-duration>
    <meta:editing-cycles>2</meta:editing-cycles>
    <meta:generator>LibreOffice/5.1.4.2$Linux_X86_64 LibreOffice_project/10m0$Build-2</meta:generator>
    <meta:document-statistic meta:object-count="19"/>
  </office:meta>
</office:document-meta>
</file>